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7ba6" officeooo:paragraph-rsid="000c7ba6"/>
    </style:style>
    <style:style style:name="P2" style:family="paragraph" style:parent-style-name="Header">
      <style:paragraph-properties fo:text-align="center" style:justify-single-word="false"/>
      <style:text-properties officeooo:rsid="000c7ba6" officeooo:paragraph-rsid="000c7ba6"/>
    </style:style>
    <style:style style:name="T1" style:family="text">
      <style:text-properties officeooo:rsid="000c7ba6"/>
    </style:style>
    <style:style style:name="fr1" style:family="graphic" style:parent-style-name="Formula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iekt1" text:anchor-type="char" svg:x="0.9043in" svg:y="1.6165in" svg:width="1.7827in" svg:height="1.3492in" draw:z-index="0"><draw:object xlink:href="./Object 1" xlink:type="simple" xlink:show="embed" xlink:actuate="onLoad"/><draw:image xlink:href="./ObjectReplacements/Object 1" xlink:type="simple" xlink:show="embed" xlink:actuate="onLoad"/></draw:frame>gd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c7ba6" officeooo:paragraph-rsid="000c7ba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echanika Mikroświata<text:line-break/>Kropla wod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4:37:45.195028153</meta:creation-date>
    <dc:date>2018-04-16T14:41:09.253316224</dc:date>
    <meta:editing-duration>PT3M24S</meta:editing-duration>
    <meta:editing-cycles>1</meta:editing-cycles>
    <meta:document-statistic meta:table-count="0" meta:image-count="0" meta:object-count="1" meta:page-count="1" meta:paragraph-count="2" meta:word-count="5" meta:character-count="36" meta:non-whitespace-character-count="33"/>
    <meta:generator>LibreOffice/5.1.6.2$Linux_X86_64 LibreOffice_project/10m0$Build-2</meta:generator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i mathvariant="normal">λ</mi>
              <mo stretchy="false">−</mo>
              <mi mathvariant="italic">gęstość</mi>
            </mrow>
            <mi mathvariant="italic">chmury</mi>
            <mtext>kropli</mtext>
          </mrow>
        </mtd>
      </mtr>
      <mtr>
        <mtd>
          <mrow>
            <mrow>
              <mi mathvariant="normal">ρ</mi>
              <mo stretchy="false">−</mo>
              <mi mathvariant="italic">gęstość</mi>
            </mrow>
            <mi mathvariant="italic">kropli</mi>
          </mrow>
        </mtd>
      </mtr>
      <mtr>
        <mtd>
          <mrow>
            <mrow>
              <mi>M</mi>
              <mo stretchy="false">−</mo>
              <mi mathvariant="italic">masa</mi>
            </mrow>
            <mi mathvariant="italic">kropli</mi>
          </mrow>
        </mtd>
      </mtr>
      <mtr>
        <mtd>
          <mrow>
            <mrow>
              <mi>v</mi>
              <mo stretchy="false">−</mo>
              <mi mathvariant="italic">prędkość</mi>
            </mrow>
            <mi mathvariant="italic">kropli</mi>
          </mrow>
        </mtd>
      </mtr>
      <mtr>
        <mtd>
          <mrow>
            <mi mathvariant="normal">λ</mi>
            <mi>,</mi>
            <mi mathvariant="normal">ρ</mi>
            <mi>,</mi>
            <mrow>
              <mi>g</mi>
              <mo stretchy="false">=</mo>
              <mi mathvariant="italic">const</mi>
            </mrow>
          </mrow>
        </mtd>
      </mtr>
      <mtr>
        <mtd>
          <mrow/>
        </mtd>
      </mtr>
    </mtable>
    <annotation encoding="StarMath 5.0">
 %lambda - gęstość chmury "kropli" newline 
 %rho - gęstość kropli newline
 M - masa kropli newline
 v - prędkość kropli newline
 
 %lambda, %rho, g = const newline newline</annotation>
  </semantics>
</math>
</file>